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1.2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6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3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2022-06-17_19 28_influxdb_data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false</text:p>
          </table:table-cell>
          <table:table-cell/>
          <table:table-cell table:number-columns-repeated="4" table:style-name="ce1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:RFC3339</text:p>
          </table:table-cell>
          <table:table-cell/>
          <table:table-cell table:number-columns-repeated="4" office:value-type="string" calcext:value-type="string">
            <text:p>doubl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_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_id</text:p>
          </table:table-cell>
          <table:table-cell office:value-type="string" calcext:value-type="string">
            <text:p>i_burst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commentaires</text:p>
          </table:table-cell>
          <table:table-cell/>
        </table:table-row>
        <table:table-row table:style-name="ro1">
          <table:table-cell office:value-type="string" calcext:value-type="string">
            <text:p>2022-06-17T13:59:02Z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3:59:04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06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08Z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01" calcext:value-type="float">
            <text:p>-101</text:p>
          </table:table-cell>
          <table:table-cell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3:59:10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24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26Z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-109" calcext:value-type="float">
            <text:p>-109</text:p>
          </table:table-cell>
          <table:table-cell office:value-type="float" office:value="-6.5" calcext:value-type="float">
            <text:p>-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3:59:28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30Z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-109" calcext:value-type="float">
            <text:p>-109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3:59:32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34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36Z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-109" calcext:value-type="float">
            <text:p>-109</text:p>
          </table:table-cell>
          <table:table-cell office:value-type="float" office:value="-5.75" calcext:value-type="float">
            <text:p>-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3:59:38Z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3:59:40Z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SUM([.E5:.E18])/[.B20]" office:value-type="float" office:value="-106.333333333333" calcext:value-type="float">
            <text:p>-106.333333333333</text:p>
          </table:table-cell>
          <table:table-cell table:formula="of:=SQRT(SUMSQ([.E5:.E18])/[.B20] - POWER([.D20];2))" office:value-type="float" office:value="3.4480268109295" calcext:value-type="float">
            <text:p>3.4480268109295</text:p>
          </table:table-cell>
          <table:table-cell/>
          <table:table-cell table:style-name="Default" table:formula="of:=SUM([.F5:.F18])/[.B20]" office:value-type="float" office:value="-3" calcext:value-type="float">
            <text:p>-3</text:p>
          </table:table-cell>
          <table:table-cell table:formula="of:=SQRT(SUMSQ([.F5:.F18])/[.B20] - POWER([.G20];2))" office:value-type="float" office:value="4.50924975282289" calcext:value-type="float">
            <text:p>4.5092497528228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string" calcext:value-type="string">
            <text:p>2022-06-17T14:01:44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L’Anthurium ne travail pas ajd… Contrairement au premier test</text:p>
          </table:table-cell>
          <table:table-cell/>
        </table:table-row>
        <table:table-row table:style-name="ro1">
          <table:table-cell office:value-type="string" calcext:value-type="string">
            <text:p>2022-06-17T14:01:46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1:48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1:50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-106" calcext:value-type="float">
            <text:p>-106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01:52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1:54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01:56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1:58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-107" calcext:value-type="float">
            <text:p>-107</text:p>
          </table:table-cell>
          <table:table-cell office:value-type="float" office:value="-6.25" calcext:value-type="float">
            <text:p>-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02:00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2:02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2:04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-109" calcext:value-type="float">
            <text:p>-109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02:06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2:08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-103" calcext:value-type="float">
            <text:p>-103</text:p>
          </table:table-cell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02:10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2:12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-103" calcext:value-type="float">
            <text:p>-103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02:14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2:16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2:18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-106" calcext:value-type="float">
            <text:p>-106</text:p>
          </table:table-cell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02:20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02:22Z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-105" calcext:value-type="float">
            <text:p>-105</text:p>
          </table:table-cell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M([.E24:.E43])/[.B45]" office:value-type="float" office:value="-105.888888888889" calcext:value-type="float">
            <text:p>-105.888888888889</text:p>
          </table:table-cell>
          <table:table-cell table:formula="of:=SQRT(SUMSQ([.E24:.E43])/[.B45] - POWER([.D45];2))" office:value-type="float" office:value="1.85259244450361" calcext:value-type="float">
            <text:p>1.85259244450361</text:p>
          </table:table-cell>
          <table:table-cell/>
          <table:table-cell table:style-name="Default" table:formula="of:=SUM([.F24:.F43])/[.B45]" office:value-type="float" office:value="-1.86111111111111" calcext:value-type="float">
            <text:p>-1.86111111111111</text:p>
          </table:table-cell>
          <table:table-cell table:formula="of:=SQRT(SUMSQ([.F24:.F43])/[.B45] - POWER([.G45];2))" office:value-type="float" office:value="2.78914341468027" calcext:value-type="float">
            <text:p>2.789143414680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time" office:time-value="PT16H06M00S" calcext:value-type="time">
            <text:p>04:06:00 PM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2" office:value-type="time" office:time-value="PT16H08M00S" calcext:value-type="time">
            <text:p>04:08:00 PM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2" office:value-type="time" office:time-value="PT16H13M00S" calcext:value-type="time">
            <text:p>04:13:00 PM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22-06-17T14:16:00Z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8.25" calcext:value-type="float">
            <text:p>-8.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4:18:56Z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6.75" calcext:value-type="float">
            <text:p>-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18:58Z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19:24Z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-107" calcext:value-type="float">
            <text:p>-107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19:34Z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SUM([.E53:.E56])/[.B58]" office:value-type="float" office:value="-107.666666666667" calcext:value-type="float">
            <text:p>-107.666666666667</text:p>
          </table:table-cell>
          <table:table-cell table:formula="of:=SQRT(SUMSQ([.E53:.E56])/[.B58] - POWER([.D58];2))" office:value-type="float" office:value="0.47140452079146" calcext:value-type="float">
            <text:p>0.47140452079146</text:p>
          </table:table-cell>
          <table:table-cell/>
          <table:table-cell table:style-name="Default" table:formula="of:=SUM([.F53:.F56])/[.B58]" office:value-type="float" office:value="-7.33333333333333" calcext:value-type="float">
            <text:p>-7.33333333333333</text:p>
          </table:table-cell>
          <table:table-cell table:formula="of:=SQRT(SUMSQ([.F53:.F56])/[.B58] - POWER([.G58];2))" office:value-type="float" office:value="0.513701166914085" calcext:value-type="float">
            <text:p>0.5137011669140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4:24:26Z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6.75" calcext:value-type="float">
            <text:p>-6.7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4:28:26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-108" calcext:value-type="float">
            <text:p>-108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28:36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-109" calcext:value-type="float">
            <text:p>-109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28:48Z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28:50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-106" calcext:value-type="float">
            <text:p>-106</text:p>
          </table:table-cell>
          <table:table-cell office:value-type="float" office:value="-5.5" calcext:value-type="float">
            <text:p>-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28:52Z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29:06Z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29:08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6.25" calcext:value-type="float">
            <text:p>-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29:10Z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29:18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29:30Z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29:32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29:34Z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29:46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6.75" calcext:value-type="float">
            <text:p>-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29:48Z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30:04Z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-109" calcext:value-type="float">
            <text:p>-109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M([.E62:.E76])/[.B78]" office:value-type="float" office:value="-108" calcext:value-type="float">
            <text:p>-108</text:p>
          </table:table-cell>
          <table:table-cell table:formula="of:=SQRT(SUMSQ([.E62:.E76])/[.B78] - POWER([.D78];2))" office:value-type="float" office:value="0.866025403784439" calcext:value-type="float">
            <text:p>0.866025403784439</text:p>
          </table:table-cell>
          <table:table-cell/>
          <table:table-cell table:style-name="Default" table:formula="of:=SUM([.F62:.F76])/[.B78]" office:value-type="float" office:value="-6.53125" calcext:value-type="float">
            <text:p>-6.53125</text:p>
          </table:table-cell>
          <table:table-cell table:formula="of:=SQRT(SUMSQ([.F62:.F76])/[.B78] - POWER([.G78];2))" office:value-type="float" office:value="0.642717618787598" calcext:value-type="float">
            <text:p>0.6427176187875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4:32:24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4.5" calcext:value-type="float">
            <text:p>-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32:26Z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32:42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6.5" calcext:value-type="float">
            <text:p>-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32:52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-5.5" calcext:value-type="float">
            <text:p>-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33:04Z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33:06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-107" calcext:value-type="float">
            <text:p>-107</text:p>
          </table:table-cell>
          <table:table-cell office:value-type="float" office:value="-4.25" calcext:value-type="float">
            <text:p>-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33:08Z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33:20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-109" calcext:value-type="float">
            <text:p>-109</text:p>
          </table:table-cell>
          <table:table-cell office:value-type="float" office:value="-6.25" calcext:value-type="float">
            <text:p>-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33:22Z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33:32Z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33:34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-107" calcext:value-type="float">
            <text:p>-107</text:p>
          </table:table-cell>
          <table:table-cell office:value-type="float" office:value="-4.25" calcext:value-type="float">
            <text:p>-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33:36Z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4:33:48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4:34:02Z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-107" calcext:value-type="float">
            <text:p>-107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M([.E80:.E93])/[.B95]" office:value-type="float" office:value="-107.625" calcext:value-type="float">
            <text:p>-107.625</text:p>
          </table:table-cell>
          <table:table-cell table:formula="of:=SQRT(SUMSQ([.E80:.E93])/[.B95] - POWER([.D95];2))" office:value-type="float" office:value="0.695970545353753" calcext:value-type="float">
            <text:p>0.695970545353753</text:p>
          </table:table-cell>
          <table:table-cell/>
          <table:table-cell table:style-name="Default" table:formula="of:=SUM([.F80:.F93])/[.B95]" office:value-type="float" office:value="-4.90625" calcext:value-type="float">
            <text:p>-4.90625</text:p>
          </table:table-cell>
          <table:table-cell table:formula="of:=SQRT(SUMSQ([.F80:.F93])/[.B95] - POWER([.G95];2))" office:value-type="float" office:value="1.0820806058238" calcext:value-type="float">
            <text:p>1.0820806058238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time" office:time-value="PT16H36M00S" calcext:value-type="time">
            <text:p>04:36:00 PM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5:14:42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4:44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4:46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4:48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-107" calcext:value-type="float">
            <text:p>-107</text:p>
          </table:table-cell>
          <table:table-cell office:value-type="float" office:value="-4.5" calcext:value-type="float">
            <text:p>-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4:50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4:52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-108" calcext:value-type="float">
            <text:p>-108</text:p>
          </table:table-cell>
          <table:table-cell office:value-type="float" office:value="-2.25" calcext:value-type="float">
            <text:p>-2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4:54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4:56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-5.75" calcext:value-type="float">
            <text:p>-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4:58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5:00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5:02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-107" calcext:value-type="float">
            <text:p>-107</text:p>
          </table:table-cell>
          <table:table-cell office:value-type="float" office:value="-3.5" calcext:value-type="float">
            <text:p>-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5:04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5:06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4.25" calcext:value-type="float">
            <text:p>-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5:08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5:10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4.25" calcext:value-type="float">
            <text:p>-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5:12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5:14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5:16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-2.75" calcext:value-type="float">
            <text:p>-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5:18Z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5:20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1.75" calcext:value-type="float">
            <text:p>-1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M([.E99:.E118])/[.B120]" office:value-type="float" office:value="-107.666666666667" calcext:value-type="float">
            <text:p>-107.666666666667</text:p>
          </table:table-cell>
          <table:table-cell table:formula="of:=SQRT(SUMSQ([.E99:.E118])/[.B120] - POWER([.D120];2))" office:value-type="float" office:value="0.47140452079146" calcext:value-type="float">
            <text:p>0.47140452079146</text:p>
          </table:table-cell>
          <table:table-cell/>
          <table:table-cell table:style-name="Default" table:formula="of:=SUM([.F99:.F118])/[.B120]" office:value-type="float" office:value="-3.36111111111111" calcext:value-type="float">
            <text:p>-3.36111111111111</text:p>
          </table:table-cell>
          <table:table-cell table:formula="of:=SQRT(SUMSQ([.F99:.F118])/[.B120] - POWER([.G120];2))" office:value-type="float" office:value="1.38499454025755" calcext:value-type="float">
            <text:p>1.38499454025755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2022-06-17T15:17:06Z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-109" calcext:value-type="float">
            <text:p>-109</text:p>
          </table:table-cell>
          <table:table-cell office:value-type="float" office:value="-7.5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7:08Z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7:10Z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7:12Z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4.5" calcext:value-type="float">
            <text:p>-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7:14Z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7:16Z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7:18Z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7:20Z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-109" calcext:value-type="float">
            <text:p>-109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7:22Z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7:30Z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4.5" calcext:value-type="float">
            <text:p>-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SUM([.E122:.E131])/[.B133]" office:value-type="float" office:value="-108.5" calcext:value-type="float">
            <text:p>-108.5</text:p>
          </table:table-cell>
          <table:table-cell table:formula="of:=SQRT(SUMSQ([.E122:.E131])/[.B133] - POWER([.D133];2))" office:value-type="float" office:value="0.5" calcext:value-type="float">
            <text:p>0.5</text:p>
          </table:table-cell>
          <table:table-cell/>
          <table:table-cell table:style-name="Default" table:formula="of:=SUM([.F122:.F131])/[.B133]" office:value-type="float" office:value="-5.9375" calcext:value-type="float">
            <text:p>-5.9375</text:p>
          </table:table-cell>
          <table:table-cell table:formula="of:=SQRT(SUMSQ([.F122:.F131])/[.B133] - POWER([.G133];2))" office:value-type="float" office:value="1.44021482772536" calcext:value-type="float">
            <text:p>1.440214827725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5:18:42Z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4.25" calcext:value-type="float">
            <text:p>-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18:44Z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18:46Z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-106" calcext:value-type="float">
            <text:p>-106</text:p>
          </table:table-cell>
          <table:table-cell office:value-type="float" office:value="-5.5" calcext:value-type="float">
            <text:p>-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SUM([.E135:.E137])/[.B139]" office:value-type="float" office:value="-106.5" calcext:value-type="float">
            <text:p>-106.5</text:p>
          </table:table-cell>
          <table:table-cell table:formula="of:=SQRT(SUMSQ([.E135:.E137])/[.B139] - POWER([.D139];2))" office:value-type="float" office:value="0.5" calcext:value-type="float">
            <text:p>0.5</text:p>
          </table:table-cell>
          <table:table-cell/>
          <table:table-cell table:style-name="Default" table:formula="of:=SUM([.F135:.F137])/[.B139]" office:value-type="float" office:value="-4.875" calcext:value-type="float">
            <text:p>-4.875</text:p>
          </table:table-cell>
          <table:table-cell table:formula="of:=SQRT(SUMSQ([.F135:.F137])/[.B139] - POWER([.G139];2))" office:value-type="float" office:value="0.625" calcext:value-type="float">
            <text:p>0.6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5:23:10Z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-109" calcext:value-type="float">
            <text:p>-109</text:p>
          </table:table-cell>
          <table:table-cell office:value-type="float" office:value="-7.75" calcext:value-type="float">
            <text:p>-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3:12Z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3:28Z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3:30Z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6.5" calcext:value-type="float">
            <text:p>-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3:40Z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3:42Z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-106" calcext:value-type="float">
            <text:p>-106</text:p>
          </table:table-cell>
          <table:table-cell office:value-type="float" office:value="-0.75" calcext:value-type="float">
            <text:p>-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3:44Z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3:52Z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-106" calcext:value-type="float">
            <text:p>-106</text:p>
          </table:table-cell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3:54Z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4:04Z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4:06Z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-102" calcext:value-type="float">
            <text:p>-102</text:p>
          </table:table-cell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M([.E141:.E151])/[.B153]" office:value-type="float" office:value="-106.2" calcext:value-type="float">
            <text:p>-106.2</text:p>
          </table:table-cell>
          <table:table-cell table:formula="of:=SQRT(SUMSQ([.E141:.E151])/[.B153] - POWER([.D153];2))" office:value-type="float" office:value="2.40000000000005" calcext:value-type="float">
            <text:p>2.40000000000005</text:p>
          </table:table-cell>
          <table:table-cell/>
          <table:table-cell table:style-name="Default" table:formula="of:=SUM([.F141:.F151])/[.B153]" office:value-type="float" office:value="-2.9" calcext:value-type="float">
            <text:p>-2.9</text:p>
          </table:table-cell>
          <table:table-cell table:formula="of:=SQRT(SUMSQ([.F141:.F151])/[.B153] - POWER([.G153];2))" office:value-type="float" office:value="3.61801050302511" calcext:value-type="float">
            <text:p>3.6180105030251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5:28:38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-4.75" calcext:value-type="float">
            <text:p>-4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8:40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8:42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-106" calcext:value-type="float">
            <text:p>-106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8:44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8:46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8:48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-108" calcext:value-type="float">
            <text:p>-108</text:p>
          </table:table-cell>
          <table:table-cell office:value-type="float" office:value="-3.75" calcext:value-type="float">
            <text:p>-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8:50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8:52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-108" calcext:value-type="float">
            <text:p>-108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8:54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8:56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4.5" calcext:value-type="float">
            <text:p>-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8:58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9:00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9:02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-108" calcext:value-type="float">
            <text:p>-108</text:p>
          </table:table-cell>
          <table:table-cell office:value-type="float" office:value="-1.25" calcext:value-type="float">
            <text:p>-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9:04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9:06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1.75" calcext:value-type="float">
            <text:p>-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9:08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9:10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-107" calcext:value-type="float">
            <text:p>-107</text:p>
          </table:table-cell>
          <table:table-cell office:value-type="float" office:value="-0.75" calcext:value-type="float">
            <text:p>-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29:12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9:14Z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29:16Z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4.5" calcext:value-type="float">
            <text:p>-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SUM([.E155:.E174])/[.B176]" office:value-type="float" office:value="-107.666666666667" calcext:value-type="float">
            <text:p>-107.666666666667</text:p>
          </table:table-cell>
          <table:table-cell table:formula="of:=SQRT(SUMSQ([.E155:.E174])/[.B176] - POWER([.D176];2))" office:value-type="float" office:value="0.666666666665909" calcext:value-type="float">
            <text:p>0.666666666665909</text:p>
          </table:table-cell>
          <table:table-cell/>
          <table:table-cell table:style-name="Default" table:formula="of:=SUM([.F155:.F174])/[.B176]" office:value-type="float" office:value="-3.47222222222222" calcext:value-type="float">
            <text:p>-3.47222222222222</text:p>
          </table:table-cell>
          <table:table-cell table:formula="of:=SQRT(SUMSQ([.F155:.F174])/[.B176] - POWER([.G176];2))" office:value-type="float" office:value="1.69330562823646" calcext:value-type="float">
            <text:p>1.69330562823646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2022-06-17T15:36:52Z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36:54Z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36:56Z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36:58Z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5.25" calcext:value-type="float">
            <text:p>-5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37:00Z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37:02Z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-109" calcext:value-type="float">
            <text:p>-109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37:14Z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37:16Z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3.5" calcext:value-type="float">
            <text:p>-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37:26Z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-109" calcext:value-type="float">
            <text:p>-109</text:p>
          </table:table-cell>
          <table:table-cell office:value-type="float" office:value="-7.25" calcext:value-type="float">
            <text:p>-7.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SUM([.E178:.E186])/[.B188]" office:value-type="float" office:value="-108.2" calcext:value-type="float">
            <text:p>-108.2</text:p>
          </table:table-cell>
          <table:table-cell table:formula="of:=SQRT(SUMSQ([.E178:.E186])/[.B188] - POWER([.D188];2))" office:value-type="float" office:value="0.748331477354448" calcext:value-type="float">
            <text:p>0.748331477354448</text:p>
          </table:table-cell>
          <table:table-cell/>
          <table:table-cell table:style-name="Default" table:formula="of:=SUM([.F178:.F186])/[.B188]" office:value-type="float" office:value="-4.4" calcext:value-type="float">
            <text:p>-4.4</text:p>
          </table:table-cell>
          <table:table-cell table:formula="of:=SQRT(SUMSQ([.F178:.F186])/[.B188] - POWER([.G188];2))" office:value-type="float" office:value="2.0772578077841" calcext:value-type="float">
            <text:p>2.07725780778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5:53:46Z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-108" calcext:value-type="float">
            <text:p>-108</text:p>
          </table:table-cell>
          <table:table-cell office:value-type="float" office:value="-5.25" calcext:value-type="float">
            <text:p>-5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53:48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00Z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-109" calcext:value-type="float">
            <text:p>-109</text:p>
          </table:table-cell>
          <table:table-cell office:value-type="float" office:value="-3.5" calcext:value-type="float">
            <text:p>-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54:02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04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26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28Z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-108" calcext:value-type="float">
            <text:p>-108</text:p>
          </table:table-cell>
          <table:table-cell office:value-type="float" office:value="-7.75" calcext:value-type="float">
            <text:p>-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54:30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40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42Z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-105" calcext:value-type="float">
            <text:p>-105</text:p>
          </table:table-cell>
          <table:table-cell office:value-type="float" office:value="-2.75" calcext:value-type="float">
            <text:p>-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54:44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54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4:56Z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-108" calcext:value-type="float">
            <text:p>-108</text:p>
          </table:table-cell>
          <table:table-cell office:value-type="float" office:value="-5.5" calcext:value-type="float">
            <text:p>-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54:58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5:10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5:12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5:14Z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55:16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5:26Z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5:28Z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-108" calcext:value-type="float">
            <text:p>-108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SUM([.E190:.E209])/[.B211]" office:value-type="float" office:value="-107.714285714286" calcext:value-type="float">
            <text:p>-107.714285714286</text:p>
          </table:table-cell>
          <table:table-cell table:formula="of:=SQRT(SUMSQ([.E190:.E209])/[.B211] - POWER([.D211];2))" office:value-type="float" office:value="1.16057691494884" calcext:value-type="float">
            <text:p>1.16057691494884</text:p>
          </table:table-cell>
          <table:table-cell/>
          <table:table-cell table:style-name="Default" table:formula="of:=SUM([.F190:.F209])/[.B211]" office:value-type="float" office:value="-5.10714285714286" calcext:value-type="float">
            <text:p>-5.10714285714286</text:p>
          </table:table-cell>
          <table:table-cell table:formula="of:=SQRT(SUMSQ([.F190:.F209])/[.B211] - POWER([.G211];2))" office:value-type="float" office:value="1.51691147011395" calcext:value-type="float">
            <text:p>1.516911470113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022-06-17T15:59:52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-3.75" calcext:value-type="float">
            <text:p>-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5:59:54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5:59:56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0:12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-107" calcext:value-type="float">
            <text:p>-107</text:p>
          </table:table-cell>
          <table:table-cell office:value-type="float" office:value="-7.5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6:00:36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0:38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0:40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-107" calcext:value-type="float">
            <text:p>-107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6:00:42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0:46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0:48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-107" calcext:value-type="float">
            <text:p>-107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6:01:00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1:02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-109" calcext:value-type="float">
            <text:p>-109</text:p>
          </table:table-cell>
          <table:table-cell office:value-type="float" office:value="-5.75" calcext:value-type="float">
            <text:p>-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6:01:16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-111" calcext:value-type="float">
            <text:p>-111</text:p>
          </table:table-cell>
          <table:table-cell office:value-type="float" office:value="-6.75" calcext:value-type="float">
            <text:p>-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6:01:18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1:28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1:30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-108" calcext:value-type="float">
            <text:p>-108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7T16:01:42Z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7T16:01:44Z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-107" calcext:value-type="float">
            <text:p>-107</text:p>
          </table:table-cell>
          <table:table-cell office:value-type="float" office:value="-5.5" calcext:value-type="float">
            <text:p>-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r pqt reçu : n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  <table:table-cell/>
          <table:table-cell office:value-type="string" calcext:value-type="string">
            <text:p>E[RSSI]</text:p>
          </table:table-cell>
          <table:table-cell office:value-type="string" calcext:value-type="string">
            <text:p>o[RSSI]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SUM([.E213:.E230])/[.B232]" office:value-type="float" office:value="-107.875" calcext:value-type="float">
            <text:p>-107.875</text:p>
          </table:table-cell>
          <table:table-cell table:formula="of:=SQRT(SUMSQ([.E213:.E230])/[.B232] - POWER([.D232];2))" office:value-type="float" office:value="1.36358901432946" calcext:value-type="float">
            <text:p>1.36358901432946</text:p>
          </table:table-cell>
          <table:table-cell/>
          <table:table-cell table:style-name="Default" table:formula="of:=SUM([.F213:.F230])/[.B232]" office:value-type="float" office:value="-5.78125" calcext:value-type="float">
            <text:p>-5.78125</text:p>
          </table:table-cell>
          <table:table-cell table:formula="of:=SQRT(SUMSQ([.F213:.F230])/[.B232] - POWER([.G232];2))" office:value-type="float" office:value="1.44933982816315" calcext:value-type="float">
            <text:p>1.449339828163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time" office:time-value="PT18H04M00S" calcext:value-type="time">
            <text:p>06:04:00 PM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</table:table-row>
        <table:table-row table:style-name="ro1" table:number-rows-repeated="10483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20:22:00.445482393</dc:date>
    <meta:editing-duration>PT32M19S</meta:editing-duration>
    <meta:editing-cycles>11</meta:editing-cycles>
    <meta:generator>LibreOffice/7.3.3.2$Linux_X86_64 LibreOffice_project/30$Build-2</meta:generator>
    <meta:document-statistic meta:table-count="1" meta:cell-count="863" meta:object-count="0"/>
  </office:meta>
</office:document-meta>
</file>